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itre" style:master-page-name="MP0" style:family="paragraph">
      <style:paragraph-properties fo:break-before="page" fo:text-align="center"/>
    </style:style>
  </office:automatic-styles>
  <office:body>
    <office:text text:use-soft-page-breaks="true">
      <text:p text:style-name="P1">Réalisation du projet</text:p>
      <text:p text:style-name="Normal"/>
      <text:p text:style-name="Normal">Théo a réalisé le jeu, le parser d’annotation, le compilateur, ainsi que les cartes pour le jeu.</text:p>
      <text:p text:style-name="Normal">Guillaume a réalisé la partie avec les IHM ainsi que le système<text:s/>de chargement de plugin et la création d’un plugin, la création de la librairie pour l’utilisation des plugins, que la connexion du client lourd à l’API et je me suis chargés du pom pour la mavenisation du projet.</text:p>
      <text:p text:style-name="Normal">Nathan a réalisé l’API Node ainsi que le site web en React.</text:p>
      <text:p text:style-name="Normal"/>
      <text:p text:style-name="Normal">Lors de ce projet Théo a dû se former sur des librairies de développement de jeux video 2D comme slick2D.</text:p>
      <text:p text:style-name="Normal">Nathan a dû se former sur la technologie React</text:p>
      <text:p text:style-name="Normal">Guillaume a dû se former sur javafx ainsi que sur le système de plugin.</text:p>
      <text:p text:style-name="Normal">Le début du projet a été compliqué. Nous avons eu du mal à trouver un sujet qui nous convient. Le système de parser d’annotation nous a posé un problème lors de la conception, ne trouvant pas tout de suite une réelle utilité.<text:s/></text:p>
      <text:p text:style-name="Normal">Puis nous avons tardé à se mettre au travail, n’ayant que des morceaux pour poser les bases de notre projet.</text:p>
      <text:p text:style-name="Normal">A la suite une séparation rapide s’est fait lors du début du développement, la partie « launcher », la partie « jeu » et la partie « web/api » nous facilitant grandement la distribution des tâches.</text:p>
      <text:p text:style-name="Normal">Cette séparation claire a été bénéfique, et nous a permis malgré notre retard de partir rapidement dans notre développement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" style:display-name="Titre" style:family="paragraph" style:parent-style-name="Normal" style:next-style-name="Normal">
      <style:paragraph-properties fo:margin-bottom="0in" fo:line-height="100%"/>
      <style:text-properties style:font-name="Calibri Light" style:font-name-asian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guillaume dormoy</meta:initial-creator>
    <dc:creator>guillaume dormoy</dc:creator>
    <meta:creation-date>2018-07-22T21:46:00Z</meta:creation-date>
    <dc:date>2018-07-22T22:00:00Z</dc:date>
    <meta:template xlink:href="Normal.dotm" xlink:type="simple"/>
    <meta:editing-cycles>19</meta:editing-cycles>
    <meta:editing-duration>PT720S</meta:editing-duration>
    <meta:document-statistic meta:page-count="1" meta:paragraph-count="2" meta:word-count="206" meta:character-count="1341" meta:row-count="9" meta:non-whitespace-character-count="1137"/>
  </office:meta>
</office:document-meta>
</file>